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9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4" style:family="graphic" style:parent-style-name="objectwithoutfill">
      <style:graphic-properties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5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864ab"/>
    </style:style>
    <style:style style:name="P3" style:family="paragraph">
      <loext:graphic-properties draw:fill="solid" draw:fill-color="#4a98c9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6pt" fo:font-weight="bold" fo:background-color="#ffffff" style:font-size-asian="6pt" style:font-weight-asian="bold" style:font-size-complex="6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style:font-name="DejaVuSans" fo:font-size="5pt" style:font-size-asian="5pt" style:font-name-complex="DejaVuSans" style:font-size-complex="5pt"/>
    </style:style>
    <style:style style:name="T2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3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6pt" fo:font-weight="bold" fo:background-color="#ffffff" style:font-size-asian="6pt" style:font-weight-asian="bold" style:font-size-complex="6pt" style:font-weight-complex="bold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489cm" svg:height="4.401cm" svg:x="2.137cm" svg:y="0.453cm" svg:viewBox="0 0 6490 4402" draw:points="0,4402 6490,4402 6490,0 0,0">
          <text:p/>
        </draw:polygon>
        <draw:polygon draw:style-name="gr2" draw:text-style-name="P2" draw:layer="layout" svg:width="4.798cm" svg:height="0.179cm" svg:x="2.137cm" svg:y="4.475cm" svg:viewBox="0 0 4799 180" draw:points="0,180 4799,180 4799,0 0,0">
          <text:p/>
        </draw:polygon>
        <draw:polygon draw:style-name="gr3" draw:text-style-name="P3" draw:layer="layout" svg:width="1.387cm" svg:height="0.179cm" svg:x="2.137cm" svg:y="4.25cm" svg:viewBox="0 0 1388 180" draw:points="0,180 1388,180 1388,0 0,0">
          <text:p/>
        </draw:polygon>
        <draw:polygon draw:style-name="gr3" draw:text-style-name="P3" draw:layer="layout" svg:width="0.043cm" svg:height="0.179cm" svg:x="3.525cm" svg:y="4.026cm" svg:viewBox="0 0 44 180" draw:points="0,180 44,180 44,0 0,0">
          <text:p/>
        </draw:polygon>
        <draw:polygon draw:style-name="gr3" draw:text-style-name="P3" draw:layer="layout" svg:width="0.043cm" svg:height="0.179cm" svg:x="3.569cm" svg:y="3.801cm" svg:viewBox="0 0 44 180" draw:points="0,180 44,180 44,0 0,0">
          <text:p/>
        </draw:polygon>
        <draw:polygon draw:style-name="gr3" draw:text-style-name="P3" draw:layer="layout" svg:width="0.028cm" svg:height="0.179cm" svg:x="3.613cm" svg:y="3.576cm" svg:viewBox="0 0 29 180" draw:points="0,180 29,180 29,0 0,0">
          <text:p/>
        </draw:polygon>
        <draw:polygon draw:style-name="gr3" draw:text-style-name="P3" draw:layer="layout" svg:width="2.634cm" svg:height="0.179cm" svg:x="3.642cm" svg:y="3.351cm" svg:viewBox="0 0 2635 180" draw:points="0,180 2635,180 2635,0 0,0">
          <text:p/>
        </draw:polygon>
        <draw:polygon draw:style-name="gr3" draw:text-style-name="P3" draw:layer="layout" svg:width="0.011cm" svg:height="0.179cm" svg:x="6.277cm" svg:y="3.126cm" svg:viewBox="0 0 12 180" draw:points="0,180 12,180 12,0 0,0">
          <text:p/>
        </draw:polygon>
        <draw:polygon draw:style-name="gr3" draw:text-style-name="P3" draw:layer="layout" svg:width="0.011cm" svg:height="0.179cm" svg:x="6.289cm" svg:y="2.901cm" svg:viewBox="0 0 12 180" draw:points="0,180 12,180 12,0 0,0">
          <text:p/>
        </draw:polygon>
        <draw:polygon draw:style-name="gr3" draw:text-style-name="P3" draw:layer="layout" svg:width="0.007cm" svg:height="0.179cm" svg:x="6.301cm" svg:y="2.676cm" svg:viewBox="0 0 8 180" draw:points="0,180 8,180 8,0 0,0">
          <text:p/>
        </draw:polygon>
        <draw:polygon draw:style-name="gr3" draw:text-style-name="P3" draw:layer="layout" svg:width="0.575cm" svg:height="0.179cm" svg:x="6.309cm" svg:y="2.452cm" svg:viewBox="0 0 576 180" draw:points="0,180 576,180 576,0 0,0">
          <text:p/>
        </draw:polygon>
        <draw:polygon draw:style-name="gr3" draw:text-style-name="P3" draw:layer="layout" svg:width="0.003cm" svg:height="0.179cm" svg:x="6.885cm" svg:y="2.227cm" svg:viewBox="0 0 4 180" draw:points="0,180 4,180 4,0 0,0">
          <text:p/>
        </draw:polygon>
        <draw:polygon draw:style-name="gr3" draw:text-style-name="P3" draw:layer="layout" svg:width="0.002cm" svg:height="0.179cm" svg:x="6.889cm" svg:y="2.002cm" svg:viewBox="0 0 3 180" draw:points="0,180 3,180 3,0 0,0">
          <text:p/>
        </draw:polygon>
        <draw:polygon draw:style-name="gr3" draw:text-style-name="P3" draw:layer="layout" svg:width="0.002cm" svg:height="0.179cm" svg:x="6.892cm" svg:y="1.777cm" svg:viewBox="0 0 3 180" draw:points="0,180 3,180 3,0 0,0">
          <text:p/>
        </draw:polygon>
        <draw:polygon draw:style-name="gr3" draw:text-style-name="P3" draw:layer="layout" svg:width="0cm" svg:height="0.179cm" svg:x="6.895cm" svg:y="1.552cm" svg:viewBox="0 0 0 180" draw:points="0,180 0,180 0,0 0,0">
          <text:p/>
        </draw:polygon>
        <draw:polygon draw:style-name="gr3" draw:text-style-name="P3" draw:layer="layout" svg:width="0.017cm" svg:height="0.179cm" svg:x="6.895cm" svg:y="1.328cm" svg:viewBox="0 0 18 180" draw:points="0,180 18,180 18,0 0,0">
          <text:p/>
        </draw:polygon>
        <draw:polygon draw:style-name="gr3" draw:text-style-name="P3" draw:layer="layout" svg:width="0.008cm" svg:height="0.179cm" svg:x="6.912cm" svg:y="1.103cm" svg:viewBox="0 0 9 180" draw:points="0,180 9,180 9,0 0,0">
          <text:p/>
        </draw:polygon>
        <draw:polygon draw:style-name="gr3" draw:text-style-name="P3" draw:layer="layout" svg:width="0cm" svg:height="0.179cm" svg:x="6.921cm" svg:y="0.878cm" svg:viewBox="0 0 0 180" draw:points="0,180 0,180 0,0 0,0">
          <text:p/>
        </draw:polygon>
        <draw:polygon draw:style-name="gr3" draw:text-style-name="P3" draw:layer="layout" svg:width="0cm" svg:height="0.179cm" svg:x="6.922cm" svg:y="0.653cm" svg:viewBox="0 0 0 180" draw:points="0,180 0,0">
          <text:p/>
        </draw:polygon>
        <draw:line draw:style-name="gr4" draw:text-style-name="P4" draw:layer="layout" svg:x1="3.374cm" svg:y1="4.855cm" svg:x2="3.374cm" svg:y2="0.453cm">
          <text:p/>
        </draw:line>
        <draw:polygon draw:style-name="gr5" draw:text-style-name="P5" draw:layer="layout" svg:width="0cm" svg:height="0.068cm" svg:x="3.374cm" svg:y="4.855cm" svg:viewBox="0 0 0 69" draw:points="0,0 0,69">
          <text:p/>
        </draw:polygon>
        <draw:line draw:style-name="gr6" draw:text-style-name="P4" draw:layer="layout" svg:x1="3.374cm" svg:y1="4.855cm" svg:x2="3.374cm" svg:y2="4.924cm">
          <text:p/>
        </draw:line>
        <draw:line draw:style-name="gr4" draw:text-style-name="P4" draw:layer="layout" svg:x1="4.61cm" svg:y1="4.855cm" svg:x2="4.61cm" svg:y2="0.453cm">
          <text:p/>
        </draw:line>
        <draw:polygon draw:style-name="gr5" draw:text-style-name="P5" draw:layer="layout" svg:width="0cm" svg:height="0.068cm" svg:x="4.61cm" svg:y="4.855cm" svg:viewBox="0 0 0 69" draw:points="0,0 0,69">
          <text:p/>
        </draw:polygon>
        <draw:line draw:style-name="gr6" draw:text-style-name="P4" draw:layer="layout" svg:x1="4.61cm" svg:y1="4.855cm" svg:x2="4.61cm" svg:y2="4.924cm">
          <text:p/>
        </draw:line>
        <draw:frame draw:style-name="gr7" draw:text-style-name="P7" draw:layer="layout" svg:width="0.345cm" svg:height="0.502cm" svg:x="3.341cm" svg:y="4.975cm">
          <draw:text-box>
            <text:p text:style-name="P6"><text:span text:style-name="T1">100</text:span></text:p>
          </draw:text-box>
        </draw:frame>
        <draw:line draw:style-name="gr4" draw:text-style-name="P4" draw:layer="layout" svg:x1="5.846cm" svg:y1="4.855cm" svg:x2="5.846cm" svg:y2="0.453cm">
          <text:p/>
        </draw:line>
        <draw:polygon draw:style-name="gr5" draw:text-style-name="P5" draw:layer="layout" svg:width="0cm" svg:height="0.068cm" svg:x="5.846cm" svg:y="4.855cm" svg:viewBox="0 0 0 69" draw:points="0,0 0,69">
          <text:p/>
        </draw:polygon>
        <draw:line draw:style-name="gr6" draw:text-style-name="P4" draw:layer="layout" svg:x1="5.846cm" svg:y1="4.855cm" svg:x2="5.846cm" svg:y2="4.924cm">
          <text:p/>
        </draw:line>
        <draw:frame draw:style-name="gr7" draw:text-style-name="P7" draw:layer="layout" svg:width="0.345cm" svg:height="0.502cm" svg:x="4.577cm" svg:y="4.975cm">
          <draw:text-box>
            <text:p text:style-name="P6"><text:span text:style-name="T1">200</text:span></text:p>
          </draw:text-box>
        </draw:frame>
        <draw:line draw:style-name="gr4" draw:text-style-name="P4" draw:layer="layout" svg:x1="7.082cm" svg:y1="4.855cm" svg:x2="7.082cm" svg:y2="0.453cm">
          <text:p/>
        </draw:line>
        <draw:polygon draw:style-name="gr5" draw:text-style-name="P5" draw:layer="layout" svg:width="0cm" svg:height="0.068cm" svg:x="7.082cm" svg:y="4.855cm" svg:viewBox="0 0 0 69" draw:points="0,0 0,69">
          <text:p/>
        </draw:polygon>
        <draw:line draw:style-name="gr6" draw:text-style-name="P4" draw:layer="layout" svg:x1="7.082cm" svg:y1="4.855cm" svg:x2="7.082cm" svg:y2="4.924cm">
          <text:p/>
        </draw:line>
        <draw:frame draw:style-name="gr7" draw:text-style-name="P7" draw:layer="layout" svg:width="0.345cm" svg:height="0.502cm" svg:x="5.813cm" svg:y="4.975cm">
          <draw:text-box>
            <text:p text:style-name="P6"><text:span text:style-name="T1">30</text:span><text:span text:style-name="T1">0</text:span></text:p>
          </draw:text-box>
        </draw:frame>
        <draw:line draw:style-name="gr4" draw:text-style-name="P4" draw:layer="layout" svg:x1="8.319cm" svg:y1="4.855cm" svg:x2="8.319cm" svg:y2="0.453cm">
          <text:p/>
        </draw:line>
        <draw:polygon draw:style-name="gr5" draw:text-style-name="P5" draw:layer="layout" svg:width="0cm" svg:height="0.068cm" svg:x="8.319cm" svg:y="4.855cm" svg:viewBox="0 0 0 69" draw:points="0,0 0,69">
          <text:p/>
        </draw:polygon>
        <draw:line draw:style-name="gr6" draw:text-style-name="P4" draw:layer="layout" svg:x1="8.319cm" svg:y1="4.855cm" svg:x2="8.319cm" svg:y2="4.924cm">
          <text:p/>
        </draw:line>
        <draw:frame draw:style-name="gr7" draw:text-style-name="P7" draw:layer="layout" svg:width="0.345cm" svg:height="0.502cm" svg:x="7.05cm" svg:y="4.975cm">
          <draw:text-box>
            <text:p text:style-name="P6"><text:span text:style-name="T1">400</text:span></text:p>
          </draw:text-box>
        </draw:frame>
        <draw:frame draw:style-name="gr8" draw:text-style-name="P7" draw:layer="layout" svg:width="0.667cm" svg:height="0.502cm" svg:x="8.186cm" svg:y="4.975cm">
          <draw:text-box>
            <text:p text:style-name="P6"><text:span text:style-name="T1">500 ms</text:span></text:p>
          </draw:text-box>
        </draw:frame>
        <draw:line draw:style-name="gr4" draw:text-style-name="P4" draw:layer="layout" svg:x1="2.137cm" svg:y1="4.565cm" svg:x2="8.627cm" svg:y2="4.565cm">
          <text:p/>
        </draw:line>
        <draw:polygon draw:style-name="gr5" draw:text-style-name="P5" draw:layer="layout" svg:width="0.023cm" svg:height="0cm" svg:x="2.113cm" svg:y="4.565cm" svg:viewBox="0 0 24 0" draw:points="24,0 0,0">
          <text:p/>
        </draw:polygon>
        <draw:line draw:style-name="gr6" draw:text-style-name="P4" draw:layer="layout" svg:x1="2.137cm" svg:y1="4.565cm" svg:x2="2.113cm" svg:y2="4.565cm">
          <text:p/>
        </draw:line>
        <draw:line draw:style-name="gr4" draw:text-style-name="P4" draw:layer="layout" svg:x1="2.137cm" svg:y1="4.34cm" svg:x2="8.627cm" svg:y2="4.34cm">
          <text:p/>
        </draw:line>
        <draw:polygon draw:style-name="gr5" draw:text-style-name="P5" draw:layer="layout" svg:width="0.023cm" svg:height="0cm" svg:x="2.113cm" svg:y="4.34cm" svg:viewBox="0 0 24 0" draw:points="24,0 0,0">
          <text:p/>
        </draw:polygon>
        <draw:line draw:style-name="gr6" draw:text-style-name="P4" draw:layer="layout" svg:x1="2.137cm" svg:y1="4.34cm" svg:x2="2.113cm" svg:y2="4.34cm">
          <text:p/>
        </draw:line>
        <draw:frame draw:style-name="gr9" draw:text-style-name="P7" draw:layer="layout" svg:width="0.641cm" svg:height="0.208cm" svg:x="1.363cm" svg:y="4.474cm">
          <draw:text-box>
            <text:p text:style-name="P6"><text:span text:style-name="T1">MODEL</text:span></text:p>
          </draw:text-box>
        </draw:frame>
        <draw:line draw:style-name="gr4" draw:text-style-name="P4" draw:layer="layout" svg:x1="2.137cm" svg:y1="4.116cm" svg:x2="8.627cm" svg:y2="4.116cm">
          <text:p/>
        </draw:line>
        <draw:polygon draw:style-name="gr5" draw:text-style-name="P5" draw:layer="layout" svg:width="0.023cm" svg:height="0cm" svg:x="2.113cm" svg:y="4.116cm" svg:viewBox="0 0 24 0" draw:points="24,0 0,0">
          <text:p/>
        </draw:polygon>
        <draw:line draw:style-name="gr6" draw:text-style-name="P4" draw:layer="layout" svg:x1="2.137cm" svg:y1="4.116cm" svg:x2="2.113cm" svg:y2="4.116cm">
          <text:p/>
        </draw:line>
        <draw:frame draw:style-name="gr10" draw:text-style-name="P8" draw:layer="layout" svg:width="1.733cm" svg:height="0.248cm" svg:x="0.27cm" svg:y="4.25cm">
          <draw:text-box>
            <text:p text:style-name="P6"><text:span text:style-name="T2">(C</text:span><text:span text:style-name="T2">on</text:span><text:span text:style-name="T2">v</text:span><text:span text:style-name="T3">A</text:span><text:span text:style-name="T2">) </text:span><text:span text:style-name="T2">C</text:span><text:span text:style-name="T2">O</text:span><text:span text:style-name="T2">N</text:span><text:span text:style-name="T2">V_</text:span><text:span text:style-name="T2">2</text:span><text:span text:style-name="T2">D</text:span></text:p>
          </draw:text-box>
        </draw:frame>
        <draw:line draw:style-name="gr4" draw:text-style-name="P4" draw:layer="layout" svg:x1="2.137cm" svg:y1="3.89cm" svg:x2="8.627cm" svg:y2="3.89cm">
          <text:p/>
        </draw:line>
        <draw:polygon draw:style-name="gr5" draw:text-style-name="P5" draw:layer="layout" svg:width="0.023cm" svg:height="0cm" svg:x="2.113cm" svg:y="3.89cm" svg:viewBox="0 0 24 0" draw:points="24,0 0,0">
          <text:p/>
        </draw:polygon>
        <draw:line draw:style-name="gr6" draw:text-style-name="P4" draw:layer="layout" svg:x1="2.137cm" svg:y1="3.89cm" svg:x2="2.113cm" svg:y2="3.89cm">
          <text:p/>
        </draw:line>
        <draw:frame draw:style-name="gr11" draw:text-style-name="P7" draw:layer="layout" svg:width="0.383cm" svg:height="0.208cm" svg:x="1.622cm" svg:y="4.026cm">
          <draw:text-box>
            <text:p text:style-name="P6"><text:span text:style-name="T1">M</text:span><text:span text:style-name="T1">UL</text:span></text:p>
          </draw:text-box>
        </draw:frame>
        <draw:line draw:style-name="gr4" draw:text-style-name="P4" draw:layer="layout" svg:x1="2.137cm" svg:y1="3.665cm" svg:x2="8.627cm" svg:y2="3.665cm">
          <text:p/>
        </draw:line>
        <draw:polygon draw:style-name="gr5" draw:text-style-name="P5" draw:layer="layout" svg:width="0.023cm" svg:height="0cm" svg:x="2.113cm" svg:y="3.665cm" svg:viewBox="0 0 24 0" draw:points="24,0 0,0">
          <text:p/>
        </draw:polygon>
        <draw:line draw:style-name="gr6" draw:text-style-name="P4" draw:layer="layout" svg:x1="2.137cm" svg:y1="3.665cm" svg:x2="2.113cm" svg:y2="3.665cm">
          <text:p/>
        </draw:line>
        <draw:frame draw:style-name="gr12" draw:text-style-name="P7" draw:layer="layout" svg:width="0.396cm" svg:height="0.208cm" svg:x="1.614cm" svg:y="3.802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3.441cm" svg:x2="8.627cm" svg:y2="3.441cm">
          <text:p/>
        </draw:line>
        <draw:polygon draw:style-name="gr5" draw:text-style-name="P5" draw:layer="layout" svg:width="0.023cm" svg:height="0cm" svg:x="2.113cm" svg:y="3.441cm" svg:viewBox="0 0 24 0" draw:points="24,0 0,0">
          <text:p/>
        </draw:polygon>
        <draw:line draw:style-name="gr6" draw:text-style-name="P4" draw:layer="layout" svg:x1="2.137cm" svg:y1="3.441cm" svg:x2="2.113cm" svg:y2="3.441cm">
          <text:p/>
        </draw:line>
        <draw:frame draw:style-name="gr13" draw:text-style-name="P7" draw:layer="layout" svg:width="1.31cm" svg:height="0.208cm" svg:x="0.695cm" svg:y="3.577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3.216cm" svg:x2="8.627cm" svg:y2="3.216cm">
          <text:p/>
        </draw:line>
        <draw:polygon draw:style-name="gr5" draw:text-style-name="P5" draw:layer="layout" svg:width="0.023cm" svg:height="0cm" svg:x="2.113cm" svg:y="3.216cm" svg:viewBox="0 0 24 0" draw:points="24,0 0,0">
          <text:p/>
        </draw:polygon>
        <draw:line draw:style-name="gr6" draw:text-style-name="P4" draw:layer="layout" svg:x1="2.137cm" svg:y1="3.216cm" svg:x2="2.113cm" svg:y2="3.216cm">
          <text:p/>
        </draw:line>
        <draw:frame draw:style-name="gr14" draw:text-style-name="P8" draw:layer="layout" svg:width="1.729cm" svg:height="0.248cm" svg:x="0.259cm" svg:y="3.35cm">
          <draw:text-box>
            <text:p text:style-name="P6"><text:span text:style-name="T2">(Conv</text:span><text:span text:style-name="T3">B</text:span><text:span text:style-name="T2">) CONV_2D</text:span></text:p>
          </draw:text-box>
        </draw:frame>
        <draw:line draw:style-name="gr4" draw:text-style-name="P4" draw:layer="layout" svg:x1="2.137cm" svg:y1="2.991cm" svg:x2="8.627cm" svg:y2="2.991cm">
          <text:p/>
        </draw:line>
        <draw:polygon draw:style-name="gr5" draw:text-style-name="P5" draw:layer="layout" svg:width="0.023cm" svg:height="0cm" svg:x="2.113cm" svg:y="2.991cm" svg:viewBox="0 0 24 0" draw:points="24,0 0,0">
          <text:p/>
        </draw:polygon>
        <draw:line draw:style-name="gr6" draw:text-style-name="P4" draw:layer="layout" svg:x1="2.137cm" svg:y1="2.991cm" svg:x2="2.113cm" svg:y2="2.991cm">
          <text:p/>
        </draw:line>
        <draw:frame draw:style-name="gr11" draw:text-style-name="P7" draw:layer="layout" svg:width="0.383cm" svg:height="0.208cm" svg:x="1.622cm" svg:y="3.128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2.766cm" svg:x2="8.627cm" svg:y2="2.766cm">
          <text:p/>
        </draw:line>
        <draw:polygon draw:style-name="gr5" draw:text-style-name="P5" draw:layer="layout" svg:width="0.023cm" svg:height="0cm" svg:x="2.113cm" svg:y="2.766cm" svg:viewBox="0 0 24 0" draw:points="24,0 0,0">
          <text:p/>
        </draw:polygon>
        <draw:line draw:style-name="gr6" draw:text-style-name="P4" draw:layer="layout" svg:x1="2.137cm" svg:y1="2.766cm" svg:x2="2.113cm" svg:y2="2.766cm">
          <text:p/>
        </draw:line>
        <draw:frame draw:style-name="gr12" draw:text-style-name="P7" draw:layer="layout" svg:width="0.396cm" svg:height="0.208cm" svg:x="1.608cm" svg:y="2.9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2.542cm" svg:x2="8.627cm" svg:y2="2.542cm">
          <text:p/>
        </draw:line>
        <draw:polygon draw:style-name="gr5" draw:text-style-name="P5" draw:layer="layout" svg:width="0.023cm" svg:height="0cm" svg:x="2.113cm" svg:y="2.542cm" svg:viewBox="0 0 24 0" draw:points="24,0 0,0">
          <text:p/>
        </draw:polygon>
        <draw:line draw:style-name="gr6" draw:text-style-name="P4" draw:layer="layout" svg:x1="2.137cm" svg:y1="2.542cm" svg:x2="2.113cm" svg:y2="2.542cm">
          <text:p/>
        </draw:line>
        <draw:frame draw:style-name="gr13" draw:text-style-name="P7" draw:layer="layout" svg:width="1.31cm" svg:height="0.208cm" svg:x="0.695cm" svg:y="2.674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2.317cm" svg:x2="8.627cm" svg:y2="2.317cm">
          <text:p/>
        </draw:line>
        <draw:polygon draw:style-name="gr5" draw:text-style-name="P5" draw:layer="layout" svg:width="0.023cm" svg:height="0cm" svg:x="2.113cm" svg:y="2.317cm" svg:viewBox="0 0 24 0" draw:points="24,0 0,0">
          <text:p/>
        </draw:polygon>
        <draw:line draw:style-name="gr6" draw:text-style-name="P4" draw:layer="layout" svg:x1="2.137cm" svg:y1="2.317cm" svg:x2="2.113cm" svg:y2="2.317cm">
          <text:p/>
        </draw:line>
        <draw:frame draw:style-name="gr14" draw:text-style-name="P9" draw:layer="layout" svg:width="1.729cm" svg:height="0.248cm" svg:x="0.259cm" svg:y="2.451cm">
          <draw:text-box>
            <text:p text:style-name="P6"><text:span text:style-name="T2">(Conv</text:span><text:span text:style-name="T3">C</text:span><text:span text:style-name="T2">) CONV_2D</text:span></text:p>
          </draw:text-box>
        </draw:frame>
        <draw:line draw:style-name="gr4" draw:text-style-name="P4" draw:layer="layout" svg:x1="2.137cm" svg:y1="2.092cm" svg:x2="8.627cm" svg:y2="2.092cm">
          <text:p/>
        </draw:line>
        <draw:polygon draw:style-name="gr5" draw:text-style-name="P5" draw:layer="layout" svg:width="0.023cm" svg:height="0cm" svg:x="2.113cm" svg:y="2.092cm" svg:viewBox="0 0 24 0" draw:points="24,0 0,0">
          <text:p/>
        </draw:polygon>
        <draw:line draw:style-name="gr6" draw:text-style-name="P4" draw:layer="layout" svg:x1="2.137cm" svg:y1="2.092cm" svg:x2="2.113cm" svg:y2="2.092cm">
          <text:p/>
        </draw:line>
        <draw:frame draw:style-name="gr15" draw:text-style-name="P7" draw:layer="layout" svg:width="0.383cm" svg:height="0.223cm" svg:x="1.618cm" svg:y="2.227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1.867cm" svg:x2="8.627cm" svg:y2="1.867cm">
          <text:p/>
        </draw:line>
        <draw:polygon draw:style-name="gr5" draw:text-style-name="P5" draw:layer="layout" svg:width="0.023cm" svg:height="0cm" svg:x="2.113cm" svg:y="1.867cm" svg:viewBox="0 0 24 0" draw:points="24,0 0,0">
          <text:p/>
        </draw:polygon>
        <draw:line draw:style-name="gr6" draw:text-style-name="P4" draw:layer="layout" svg:x1="2.137cm" svg:y1="1.867cm" svg:x2="2.113cm" svg:y2="1.867cm">
          <text:p/>
        </draw:line>
        <draw:frame draw:style-name="gr12" draw:text-style-name="P7" draw:layer="layout" svg:width="0.396cm" svg:height="0.208cm" svg:x="1.608cm" svg:y="2.004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1.642cm" svg:x2="8.627cm" svg:y2="1.642cm">
          <text:p/>
        </draw:line>
        <draw:polygon draw:style-name="gr5" draw:text-style-name="P5" draw:layer="layout" svg:width="0.023cm" svg:height="0cm" svg:x="2.113cm" svg:y="1.642cm" svg:viewBox="0 0 24 0" draw:points="24,0 0,0">
          <text:p/>
        </draw:polygon>
        <draw:line draw:style-name="gr6" draw:text-style-name="P4" draw:layer="layout" svg:x1="2.137cm" svg:y1="1.642cm" svg:x2="2.113cm" svg:y2="1.642cm">
          <text:p/>
        </draw:line>
        <draw:frame draw:style-name="gr13" draw:text-style-name="P7" draw:layer="layout" svg:width="1.31cm" svg:height="0.208cm" svg:x="0.695cm" svg:y="1.77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1.418cm" svg:x2="8.627cm" svg:y2="1.418cm">
          <text:p/>
        </draw:line>
        <draw:polygon draw:style-name="gr5" draw:text-style-name="P5" draw:layer="layout" svg:width="0.023cm" svg:height="0cm" svg:x="2.113cm" svg:y="1.418cm" svg:viewBox="0 0 24 0" draw:points="24,0 0,0">
          <text:p/>
        </draw:polygon>
        <draw:line draw:style-name="gr6" draw:text-style-name="P4" draw:layer="layout" svg:x1="2.137cm" svg:y1="1.418cm" svg:x2="2.113cm" svg:y2="1.418cm">
          <text:p/>
        </draw:line>
        <draw:frame draw:style-name="gr16" draw:text-style-name="P7" draw:layer="layout" svg:width="0.832cm" svg:height="0.208cm" svg:x="1.174cm" svg:y="1.55cm">
          <draw:text-box>
            <text:p text:style-name="P6"><text:span text:style-name="T1">RESHAPE</text:span></text:p>
          </draw:text-box>
        </draw:frame>
        <draw:line draw:style-name="gr4" draw:text-style-name="P4" draw:layer="layout" svg:x1="2.137cm" svg:y1="1.193cm" svg:x2="8.627cm" svg:y2="1.193cm">
          <text:p/>
        </draw:line>
        <draw:polygon draw:style-name="gr5" draw:text-style-name="P5" draw:layer="layout" svg:width="0.023cm" svg:height="0cm" svg:x="2.113cm" svg:y="1.193cm" svg:viewBox="0 0 24 0" draw:points="24,0 0,0">
          <text:p/>
        </draw:polygon>
        <draw:line draw:style-name="gr6" draw:text-style-name="P4" draw:layer="layout" svg:x1="2.137cm" svg:y1="1.193cm" svg:x2="2.113cm" svg:y2="1.193cm">
          <text:p/>
        </draw:line>
        <draw:frame draw:style-name="gr17" draw:text-style-name="P7" draw:layer="layout" svg:width="1.75cm" svg:height="0.208cm" svg:x="0.256cm" svg:y="1.327cm">
          <draw:text-box>
            <text:p text:style-name="P6"><text:span text:style-name="T1">FULLY_CONNECTED</text:span></text:p>
          </draw:text-box>
        </draw:frame>
        <draw:line draw:style-name="gr4" draw:text-style-name="P4" draw:layer="layout" svg:x1="2.137cm" svg:y1="0.968cm" svg:x2="8.627cm" svg:y2="0.968cm">
          <text:p/>
        </draw:line>
        <draw:polygon draw:style-name="gr5" draw:text-style-name="P5" draw:layer="layout" svg:width="0.023cm" svg:height="0cm" svg:x="2.113cm" svg:y="0.968cm" svg:viewBox="0 0 24 0" draw:points="24,0 0,0">
          <text:p/>
        </draw:polygon>
        <draw:line draw:style-name="gr6" draw:text-style-name="P4" draw:layer="layout" svg:x1="2.137cm" svg:y1="0.968cm" svg:x2="2.113cm" svg:y2="0.968cm">
          <text:p/>
        </draw:line>
        <draw:frame draw:style-name="gr17" draw:text-style-name="P7" draw:layer="layout" svg:width="1.75cm" svg:height="0.208cm" svg:x="0.256cm" svg:y="1.103cm">
          <draw:text-box>
            <text:p text:style-name="P6"><text:span text:style-name="T1">FULLY_CONNECTED</text:span></text:p>
          </draw:text-box>
        </draw:frame>
        <draw:polygon draw:style-name="gr5" draw:text-style-name="P5" draw:layer="layout" svg:width="0.023cm" svg:height="0cm" svg:x="2.113cm" svg:y="0.743cm" svg:viewBox="0 0 24 0" draw:points="24,0 0,0">
          <text:p/>
        </draw:polygon>
        <draw:frame draw:style-name="gr17" draw:text-style-name="P7" draw:layer="layout" svg:width="1.75cm" svg:height="0.208cm" svg:x="0.256cm" svg:y="0.879cm">
          <draw:text-box>
            <text:p text:style-name="P6"><text:span text:style-name="T1">FULLY_CONNECTED</text:span></text:p>
          </draw:text-box>
        </draw:frame>
        <draw:line draw:style-name="gr18" draw:text-style-name="P4" draw:layer="layout" svg:x1="2.137cm" svg:y1="4.855cm" svg:x2="2.137cm" svg:y2="0.453cm">
          <text:p/>
        </draw:line>
        <draw:line draw:style-name="gr18" draw:text-style-name="P4" draw:layer="layout" svg:x1="8.628cm" svg:y1="4.855cm" svg:x2="8.628cm" svg:y2="0.453cm">
          <text:p/>
        </draw:line>
        <draw:line draw:style-name="gr18" draw:text-style-name="P4" draw:layer="layout" svg:x1="2.137cm" svg:y1="4.855cm" svg:x2="8.627cm" svg:y2="4.855cm">
          <text:p/>
        </draw:line>
        <draw:line draw:style-name="gr18" draw:text-style-name="P4" draw:layer="layout" svg:x1="2.137cm" svg:y1="0.453cm" svg:x2="8.627cm" svg:y2="0.453cm">
          <text:p/>
        </draw:line>
        <draw:line draw:style-name="gr19" draw:text-style-name="P10" draw:layer="layout" svg:x1="6.936cm" svg:y1="0.44cm" svg:x2="6.936cm" svg:y2="4.899cm">
          <text:p/>
        </draw:line>
        <draw:polygon draw:style-name="gr5" draw:text-style-name="P5" draw:layer="layout" svg:width="0cm" svg:height="0.093cm" svg:x="2.136cm" svg:y="4.841cm" svg:viewBox="0 0 0 94" draw:points="0,0 0,94">
          <text:p/>
        </draw:polygon>
        <draw:line draw:style-name="gr6" draw:text-style-name="P4" draw:layer="layout" svg:x1="2.136cm" svg:y1="4.841cm" svg:x2="2.136cm" svg:y2="4.935cm">
          <text:p/>
        </draw:line>
        <draw:frame draw:style-name="gr20" draw:text-style-name="P7" draw:layer="layout" svg:width="0.116cm" svg:height="0.239cm" svg:x="2.125cm" svg:y="5.007cm">
          <draw:text-box>
            <text:p text:style-name="P6"><text:span text:style-name="T1">0</text:span></text:p>
          </draw:text-box>
        </draw:frame>
        <draw:frame draw:style-name="gr21" draw:text-style-name="P11" draw:layer="layout" svg:width="1.988cm" svg:height="0.314cm" svg:x="0.071cm" svg:y="0.457cm">
          <draw:text-box>
            <text:p><text:span text:style-name="T4">Tensor operation</text:span></text:p>
          </draw:text-box>
        </draw:frame>
        <draw:frame draw:style-name="gr22" draw:text-style-name="P13" draw:layer="layout" svg:width="1.982cm" svg:height="0.239cm" svg:x="4.853cm" svg:y="4.174cm">
          <draw:text-box>
            <text:p text:style-name="P12"><text:span text:style-name="T5">Latency = 387.010 ms</text:span></text:p>
          </draw:text-box>
        </draw:frame>
        <draw:frame draw:style-name="gr23" draw:text-style-name="P14" draw:layer="layout" svg:width="1.252cm" svg:height="0.25cm" svg:x="4.836cm" svg:y="5.262cm">
          <draw:text-box>
            <text:p><text:span text:style-name="T6">Time (ms)</text:span></text:p>
          </draw:text-box>
        </draw:frame>
        <draw:line draw:style-name="gr24" draw:text-style-name="P10" draw:layer="layout" svg:x1="0cm" svg:y1="5.572cm" svg:x2="8.89cm" svg:y2="5.572cm">
          <text:p/>
        </draw:line>
        <draw:frame draw:style-name="gr25" draw:text-style-name="P15" draw:layer="layout" svg:width="4.853cm" svg:height="0.627cm" svg:x="2.132cm" svg:y="-0.023cm">
          <draw:text-box>
            <text:p text:style-name="P12"><text:span text:style-name="T7">a) CPU (ARM Cortex-A9 @ 666 MHz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12:02:04.004543132</dc:date>
    <meta:editing-duration>PT6H5M21S</meta:editing-duration>
    <meta:editing-cycles>45</meta:editing-cycles>
    <meta:generator>LibreOffice/6.4.7.2$Linux_X86_64 LibreOffice_project/40$Build-2</meta:generator>
    <meta:document-statistic meta:object-count="121"/>
  </office:meta>
</office:document-meta>
</file>